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0pt"/>
    </style:style>
    <style:style style:name="T6" style:family="text">
      <style:text-properties style:text-position="sub 58%" fo:font-size="10pt"/>
    </style:style>
    <style:style style:name="T7" style:family="text">
      <style:text-properties style:text-position="super 58%" fo:font-size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32pt" style:font-size-complex="32pt"/>
    </style:style>
    <style:style style:name="T10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ta Structures and Algorithm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a xlink:href="https://www.tutorialspoint.com/data_structures_algorithms/dsa_quick_guide.htm" xlink:type="simple">https://www.tutorialspoint.com/data_structures_algorithms/dsa_quick_guide.htm</text:a></text:p>
            <text:p>https://www.javatpoint.com/data-structure-tutoria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Introducti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haracteristics of a Data Structure</text:span></text:p>
                <text:list>
                  <text:list-item>
                    <text:p><text:span text:style-name="T1">Correctness</text:span></text:p>
                  </text:list-item>
                  <text:list-item>
                    <text:p><text:span text:style-name="T1">Time Complexity</text:span></text:p>
                  </text:list-item>
                  <text:list-item>
                    <text:p><text:span text:style-name="T2">Space Complexity – </text:span><text:span text:style-name="T1">Organizing the data in memory</text:span></text:p>
                  </text:list-item>
                  <text:list-item>
                    <text:p><text:span text:style-name="T1">Abstraction – Can use the data structure through interface only since the operations are known.</text:span></text:p>
                  </text:list-item>
                </text:list>
              </text:list-item>
              <text:list-item>
                <text:p><text:span text:style-name="T1">Algorithm Analysis </text:span></text:p>
                <text:list>
                  <text:list-item>
                    <text:p><text:span text:style-name="T1">Priori Analysis</text:span></text:p>
                    <text:list>
                      <text:list-item>
                        <text:p><text:span text:style-name="T1">Theoretical analysis of an algorithm</text:span></text:p>
                      </text:list-item>
                    </text:list>
                  </text:list-item>
                  <text:list-item>
                    <text:p><text:span text:style-name="T1">Posterior Analysis</text:span><text:span text:style-name="T1"><text:tab/></text:span></text:p>
                    <text:list>
                      <text:list-item>
                        <text:p><text:span text:style-name="T1">empirical analysis of algorithm</text:span></text:p>
                        <text:list>
                          <text:list-item>
                            <text:p><text:span text:style-name="T1">algorithm is implemented using programming language</text:span></text:p>
                          </text:list-item>
                          <text:list-item>
                            <text:p><text:span text:style-name="T1">executed and statistics like running time and spare are required and collect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inear data structure – One element is connected to only one other element – ( stacks, queues, list )</text:span></text:p>
              </text:list-item>
              <text:list-item>
                <text:p><text:span text:style-name="T1">Non Linear – One element is connect ot n number of elements – Trees and Queues</text:span></text:p>
              </text:list-item>
              <text:list-item>
                <text:p><text:span text:style-name="T1">Operations : Transversing, Inserting, Deletion, searching, sorting, merg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lexity 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pace Complexity</text:span></text:p>
                <text:list>
                  <text:list-item>
                    <text:p><text:span text:style-name="T1">amount of memory space required in a life cycle</text:span></text:p>
                  </text:list-item>
                  <text:list-item>
                    <text:p><text:span text:style-name="T1">Space is equal to</text:span></text:p>
                    <text:list>
                      <text:list-item>
                        <text:p><text:span text:style-name="T1"><text:s/></text:span><text:span text:style-name="T1">1. A fixed part that is required to store certain data and variables that are independent of the size of the problem ( simple variables, constants )</text:span></text:p>
                      </text:list-item>
                      <text:list-item>
                        <text:p><text:span text:style-name="T1">2. A variable part is a space required by variables whose size depends : dynamic memory, allocation, recursion stack space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um(A, B)</text:span></text:p>
                        <text:list>
                          <text:list-item>
                            <text:p><text:span text:style-name="T1">C = A + B + 10</text:span></text:p>
                          </text:list-item>
                          <text:list-item>
                            <text:p><text:span text:style-name="T1">return C</text:span></text:p>
                          </text:list-item>
                        </text:list>
                      </text:list-item>
                      <text:list-item>
                        <text:p><text:span text:style-name="T1">S(p) = 1 <text:s/>+ 3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ime Complexity</text:span></text:p>
                <text:list>
                  <text:list-item>
                    <text:p><text:span text:style-name="T1">Number of step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symptotic Notation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Big Oh Notation</text:span></text:p>
                <text:list>
                  <text:list-item>
                    <text:p><text:span text:style-name="T2">O(f(n)) = <text:s/>g(n) : there exist c &gt; 0 and n</text:span><text:span text:style-name="T3">0</text:span><text:span text:style-name="T4"> such that f(n) &lt;= c * g(n) for all n &gt; </text:span><text:span text:style-name="T5"><text:s/>n</text:span><text:span text:style-name="T6">0 </text:span></text:p>
                  </text:list-item>
                  <text:list-item>
                    <text:p><text:span text:style-name="T5">Measure the longest amount of time an algorithm can take</text:span></text:p>
                    <text:p><text:span text:style-name="T5">Provides an upper bound on a function which ensures that the function never grows faster than the upper bound. So, it gives the least upper bound on a function so that the function never grows faster than this upper bound.</text:span></text:p>
                  </text:list-item>
                </text:list>
              </text:list-item>
              <text:list-item>
                <text:p><text:span text:style-name="T5">Omega Notation</text:span></text:p>
                <text:list>
                  <text:list-item>
                    <text:p><text:span text:style-name="T5">Best amount time an algorithm can take</text:span></text:p>
                  </text:list-item>
                  <text:list-item>
                    <text:p><text:span text:style-name="T5">It is the formal way to represent the lower bound of an algorithm's running time. It measures the best amount of time an algorithm can possibly take to complete or the best-case time complexity.</text:span></text:p>
                  </text:list-item>
                  <text:list-item>
                    <text:p><text:span text:style-name="T5">It determines what is the fastest time that an algorithm can run</text:span></text:p>
                  </text:list-item>
                </text:list>
              </text:list-item>
              <text:list-item>
                <text:p><text:span text:style-name="T5">Theta Notation</text:span></text:p>
                <text:list>
                  <text:list-item>
                    <text:p><text:span text:style-name="T5">Expresses both the lower and upper bound of an algorithms running time</text:span></text:p>
                  </text:list-item>
                  <text:list-item>
                    <text:p><text:span text:style-name="T5">Big theta is mainly used when the value of worst-case and the best-case is same.</text:span></text:p>
                  </text:list-item>
                  <text:list-item>
                    <text:p><text:span text:style-name="T5">It is the formal way to express both the upper bound and lower bound of an algorithm running 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symptotic Nota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5">Common Asymptotic Notations</text:span></text:p>
              </text:list-item>
              <text:list-item>
                <text:p text:style-name="P5"><text:span text:style-name="T5">Constant</text:span><text:span text:style-name="T5"><text:tab/></text:span><text:span text:style-name="T5">O(1)</text:span><text:span text:style-name="T5"><text:tab/></text:span><text:span text:style-name="T5"><text:tab/></text:span><text:span text:style-name="T5"><text:tab/></text:span><text:span text:style-name="T5">Logarithmic </text:span><text:span text:style-name="T5"><text:tab/></text:span><text:span text:style-name="T5">O(log n)</text:span><text:span text:style-name="T5"><text:tab/></text:span><text:span text:style-name="T5"><text:tab/></text:span><text:span text:style-name="T5">linear</text:span><text:span text:style-name="T5"><text:tab/></text:span><text:span text:style-name="T5"><text:tab/></text:span><text:span text:style-name="T5">O(n)</text:span></text:p>
              </text:list-item>
              <text:list-item>
                <text:p text:style-name="P5"><text:span text:style-name="T5">n log n</text:span><text:span text:style-name="T5"><text:tab/></text:span><text:span text:style-name="T5"><text:tab/></text:span><text:span text:style-name="T5">O(n log n)</text:span><text:span text:style-name="T5"><text:tab/></text:span><text:span text:style-name="T5"><text:tab/></text:span><text:span text:style-name="T5">quadratic </text:span><text:span text:style-name="T5"><text:tab/></text:span><text:span text:style-name="T5">O(n</text:span><text:span text:style-name="T7">2</text:span><text:span text:style-name="T5">)</text:span><text:span text:style-name="T4">cubic </text:span><text:span text:style-name="T4"><text:tab/></text:span><text:span text:style-name="T4"><text:tab/></text:span><text:span text:style-name="T5">O(n</text:span><text:span text:style-name="T7">3</text:span><text:span text:style-name="T5">)</text:span></text:p>
              </text:list-item>
              <text:list-item>
                <text:p text:style-name="P5"><text:span text:style-name="T4">polynomial </text:span><text:span text:style-name="T4"><text:tab/></text:span><text:span text:style-name="T4">n</text:span><text:span text:style-name="T8">O(1)</text:span><text:span text:style-name="T4"><text:tab/></text:span><text:span text:style-name="T4"><text:tab/></text:span><text:span text:style-name="T4"><text:tab/></text:span><text:span text:style-name="T4">exponetntial </text:span><text:span text:style-name="T4"><text:tab/></text:span><text:span text:style-name="T4">2</text:span><text:span text:style-name="T7">O(n)</text:span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proaches to Algorithm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reedy Algorithms</text:span></text:p>
                <text:list>
                  <text:list-item>
                    <text:p><text:span text:style-name="T1">Closest solution that provides a optimum solutino is chosen</text:span></text:p>
                  </text:list-item>
                  <text:list-item>
                    <text:p><text:span text:style-name="T1">Counting Coins ( Constant Dime, Penny, nickel and two cents )</text:span></text:p>
                    <text:list>
                      <text:list-item>
                        <text:p><text:span text:style-name="T1">Have 18 cents in for moves you can ( 10, 8) , ( 8, 3), (3,2) ( 1, 0) </text:span><text:span text:style-name="T1"><text:tab/></text:span><text:span text:style-name="T1">Where the first is the Coin and second is what left over</text:span></text:p>
                      </text:list-item>
                      <text:list-item>
                        <text:p><text:span text:style-name="T1">Example Travelling Salesperson Proble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vide and Conquer ( Steps )</text:span></text:p>
                <text:list>
                  <text:list-item>
                    <text:p><text:span text:style-name="T1">Divide and Break</text:span><text:span text:style-name="T1"><text:tab/></text:span><text:span text:style-name="T1">: The problem is broken into smaller problem usually takes a recursive approach. <text:s/>Represent some part of the actual problem</text:span></text:p>
                  </text:list-item>
                  <text:list-item>
                    <text:p><text:span text:style-name="T1">Conquer/Solve</text:span><text:span text:style-name="T1"><text:tab/></text:span><text:span text:style-name="T1"><text:tab/></text:span><text:span text:style-name="T1">: Subproblems are solved </text:span></text:p>
                  </text:list-item>
                  <text:list-item>
                    <text:p><text:span text:style-name="T1">Merge Combine</text:span><text:span text:style-name="T1"><text:tab/></text:span><text:span text:style-name="T1"><text:tab/></text:span><text:span text:style-name="T1">: </text:span></text:p>
                  </text:list-item>
                  <text:list-item>
                    <text:p><text:span text:style-name="T1">Examples : Merge Sort, Quick Sort</text:span></text:p>
                  </text:list-item>
                </text:list>
              </text:list-item>
              <text:list-item>
                <text:p><text:span text:style-name="T1">Dynamic Programming</text:span></text:p>
                <text:list>
                  <text:list-item>
                    <text:p><text:span text:style-name="T1">Dynamic Program can be divided into smaller and smaller subproblems</text:span></text:p>
                  </text:list-item>
                  <text:list-item>
                    <text:p><text:span text:style-name="T1">Reuse their Results</text:span></text:p>
                  </text:list-item>
                  <text:list-item>
                    <text:p><text:span text:style-name="T1">Mostly used for optimization</text:span></text:p>
                  </text:list-item>
                  <text:list-item>
                    <text:p><text:span text:style-name="T1">Greedy Algorithms look for local optimizations, but dynamic looks for overall optimizations</text:span></text:p>
                  </text:list-item>
                  <text:list-item>
                    <text:p><text:span text:style-name="T1">Example : Shortest Path by Dijkst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pproaches to an Algorithm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Brute Force – Searches all possibilities to provide the required solution:</text:span></text:p>
                <text:list>
                  <text:list-item>
                    <text:p><text:span text:style-name="T9">Two Types </text:span></text:p>
                    <text:list>
                      <text:list-item>
                        <text:p><text:span text:style-name="T9">Optimizing – find all solutions then select the best</text:span></text:p>
                      </text:list-item>
                      <text:list-item>
                        <text:p><text:span text:style-name="T9">Sacrificing – As soon as the best solution is found then it will stop</text:span></text:p>
                      </text:list-item>
                    </text:list>
                  </text:list-item>
                </text:list>
              </text:list-item>
              <text:list-item>
                <text:p><text:span text:style-name="T9">Branch and bound Algorithm – All the sets of feasible solutions into smaller subsets which are evaluated to find the best solution</text:span></text:p>
                <text:list>
                  <text:list-item>
                    <text:p><text:span text:style-name="T9">Applied only to integer programming problems</text:span></text:p>
                  </text:list-item>
                </text:list>
              </text:list-item>
              <text:list-item>
                <text:p><text:span text:style-name="T9">Randomized </text:span></text:p>
                <text:list>
                  <text:list-item>
                    <text:p><text:span text:style-name="T9">Some random bits are added in the input to produce the output which is random in nature</text:span></text:p>
                  </text:list-item>
                  <text:list-item>
                    <text:p><text:span text:style-name="T9">Simpler and more efficient than the deterministic algorithm</text:span></text:p>
                  </text:list-item>
                </text:list>
              </text:list-item>
              <text:list-item>
                <text:p><text:span text:style-name="T9">Backtracking – Solves the problem recursively and remove the solution if it does not satisfy the constraints of a problem</text:span></text:p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rrays<text:line-break/>Link List</text:p>
          </draw:text-box>
        </draw:frame>
        <draw:frame presentation:style-name="pr4" draw:text-style-name="P3" draw:layer="layout" svg:width="26.006cm" svg:height="11.53cm" svg:x="1.426cm" svg:y="3.679cm" presentation:class="outline" presentation:user-transformed="true">
          <draw:text-box>
            <text:list text:style-name="L2">
              <text:list-item>
                <text:p><text:span text:style-name="T1">Array : Good for inserting data when not needing to delete items</text:span></text:p>
                <text:list>
                  <text:list-item>
                    <text:p><text:span text:style-name="T1">Mapping 2D array to 1D Array</text:span></text:p>
                    <text:list>
                      <text:list-item>
                        <text:p><text:span text:style-name="T1">Row Major Ordering</text:span></text:p>
                      </text:list-item>
                      <text:list-item>
                        <text:p><text:span text:style-name="T1">Column Major Orde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nk List – Easier to remove </text:span></text:p>
                <text:list>
                  <text:list-item>
                    <text:p><text:span text:style-name="T1">Simple Link List</text:span></text:p>
                  </text:list-item>
                  <text:list-item>
                    <text:p><text:span text:style-name="T1">Double Link List</text:span></text:p>
                  </text:list-item>
                  <text:list-item>
                    <text:p><text:span text:style-name="T1">Circular Link List – Last Item contains link tot he first element. <text:s/></text:span></text:p>
                    <text:list>
                      <text:list-item>
                        <text:p><text:span text:style-name="T1">Uses : Browser Surfing where a record o pages visited in the past by the user and can be access using the previous button</text:span></text:p>
                      </text:list-item>
                    </text:list>
                  </text:list-item>
                  <text:list-item>
                    <text:p><text:span text:style-name="T1">Skip List </text:span></text:p>
                  </text:list-item>
                  <text:list-item>
                    <text:p><text:span text:style-name="T1">Disadvantage vs Array – With array can access the element by using an index, with a list we have to go through all the element before the element we want</text:span></text:p>
                  </text:list-item>
                </text:list>
              </text:list-item>
              <text:list-item>
                <text:p><text:span text:style-name="T1">Double Link List – Unless there is problem for memory consumption</text:span></text:p>
              </text:list-item>
              <text:list-item>
                <text:p text:style-name="P4"><text:span text:style-name="T9">Uses of linked List</text:span></text:p>
                <text:list>
                  <text:list-item>
                    <text:p><text:span text:style-name="T9">polynomials – Hold all constants of powers of each term ( 3x^5 )</text:span></text:p>
                  </text:list-item>
                  <text:list-item>
                    <text:p><text:span text:style-name="T9">sparse matrix</text:span></text:p>
                  </text:list-item>
                  <text:list-item>
                    <text:p><text:span text:style-name="T9">Stack, Queue, Graph ( Adjacency Matrix, Adjacency List), hash tables, 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s</text:p>
          </draw:text-box>
        </draw:frame>
        <draw:frame presentation:style-name="pr4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Skip List</text:span></text:p>
                <text:list>
                  <text:list-item>
                    <text:p><text:span text:style-name="T9">Allows search, remove <text:s/>and insert of elements very quickly</text:span></text:p>
                  </text:list-item>
                  <text:list-item>
                    <text:p><text:span text:style-name="T9">Advantages</text:span></text:p>
                    <text:list>
                      <text:list-item>
                        <text:p><text:span text:style-name="T9">If you want to insert a new node in the skip list, then it will insert the node very fast because there are no rotations in the skip list.</text:span></text:p>
                      </text:list-item>
                      <text:list-item>
                        <text:p><text:span text:style-name="T9">The skip list is simple to implement as compared to the hash table and the binary search tree.</text:span></text:p>
                      </text:list-item>
                      <text:list-item>
                        <text:p><text:span text:style-name="T9">It is very simple to find a node in the list because it stores the nodes in sorted form.</text:span></text:p>
                      </text:list-item>
                      <text:list-item>
                        <text:p><text:span text:style-name="T9">The skip list algorithm can be modified very easily in a more specific structure, such as indexable skip lists, trees, or priority queues.</text:span></text:p>
                      </text:list-item>
                      <text:list-item>
                        <text:p><text:span text:style-name="T9">The skip list is a robust and reliable list.</text:span></text:p>
                      </text:list-item>
                    </text:list>
                  </text:list-item>
                  <text:list-item>
                    <text:p><text:span text:style-name="T10">Disadvantage</text:span></text:p>
                    <text:list>
                      <text:list-item>
                        <text:p><text:span text:style-name="T10">Reverse searching is not allowed.</text:span></text:p>
                      </text:list-item>
                      <text:list-item>
                        <text:p><text:span text:style-name="T10">The skip list searches the node much slower than the linked list.</text:span></text:p>
                      </text:list-item>
                    </text:list>
                  </text:list-item>
                  <text:list-item>
                    <text:p><text:span text:style-name="T10">Applications</text:span></text:p>
                    <text:list>
                      <text:list-item>
                        <text:p><text:span text:style-name="T10">Used distributed applications and represents pointers and systems in distributed applications</text:span></text:p>
                      </text:list-item>
                      <text:list-item>
                        <text:p><text:span text:style-name="T10">implement dynamic elastic concurrent queue with low lock contention</text:span></text:p>
                      </text:list-item>
                      <text:list-item>
                        <text:p><text:span text:style-name="T10">The indexing of skip list is used in running median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ac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Stack : </text:span></text:p>
                <text:list>
                  <text:list-item>
                    <text:p><text:span text:style-name="T1">Operations Push, Pop, Peek, isFull, isEmpty, peek change, count</text:span></text:p>
                  </text:list-item>
                  <text:list-item>
                    <text:p><text:span text:style-name="T1">Applications</text:span></text:p>
                    <text:list>
                      <text:list-item>
                        <text:p><text:span text:style-name="T1">Undo/Redo</text:span></text:p>
                      </text:list-item>
                      <text:list-item>
                        <text:p><text:span text:style-name="T1">Recursion – Stores the stack frames</text:span></text:p>
                      </text:list-item>
                      <text:list-item>
                        <text:p><text:span text:style-name="T1">Depth First Search – Used by the Graph Data Structure</text:span></text:p>
                      </text:list-item>
                      <text:list-item>
                        <text:p><text:span text:style-name="T1">Backtracking</text:span></text:p>
                      </text:list-item>
                      <text:list-item>
                        <text:p><text:span text:style-name="T1">Expression Conversion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Queue : </text:span></text:p>
              </text:list-item>
              <text:list-item>
                <text:p text:style-name="P4"><text:span text:style-name="T1">Binary Search</text:span><text:span text:style-name="T1"><text:tab/></text:span><text:span text:style-name="T1">– Decreases the amount of time to search an sorted array o(log n)</text:span></text:p>
              </text:list-item>
              <text:list-item>
                <text:p text:style-name="P4"><text:span text:style-name="T1">Interpolation Search – Sorted and equally distributed – Computes the probes Position – Good for arrays that are small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ue</text:p>
          </draw:text-box>
        </draw:frame>
        <draw:frame presentation:style-name="pr4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9">Applications</text:span></text:p>
                <text:list>
                  <text:list-item>
                    <text:p><text:span text:style-name="T9">Widely used as waiting list ofr a single shared resource</text:span></text:p>
                  </text:list-item>
                  <text:list-item>
                    <text:p><text:span text:style-name="T9">Asynchronous transfer of data between two processes</text:span></text:p>
                  </text:list-item>
                  <text:list-item>
                    <text:p><text:span text:style-name="T9">buffers</text:span></text:p>
                  </text:list-item>
                </text:list>
              </text:list-item>
              <text:list-item>
                <text:p><text:span text:style-name="T9">Operation Enqueue ( insert at the rear end), Dequeue, Peek isFull, isEmpty</text:span></text:p>
              </text:list-item>
              <text:list-item>
                <text:p><text:span text:style-name="T9">Type of Queue</text:span></text:p>
                <text:list>
                  <text:list-item>
                    <text:p><text:span text:style-name="T9">Linear Queue</text:span></text:p>
                  </text:list-item>
                  <text:list-item>
                    <text:p><text:span text:style-name="T9">Circular Queue</text:span></text:p>
                    <text:list>
                      <text:list-item>
                        <text:p><text:span text:style-name="T9">Memory Management – Easier to us unused elements of a circular queue ( Add just before the read then adjust the read and front != rear )</text:span></text:p>
                      </text:list-item>
                      <text:list-item>
                        <text:p><text:span text:style-name="T9">Cpu Scheduling – OS uses the circular queue to insert the processes to execute them</text:span></text:p>
                      </text:list-item>
                      <text:list-item>
                        <text:p><text:span text:style-name="T9">Traffic System</text:span></text:p>
                      </text:list-item>
                    </text:list>
                  </text:list-item>
                  <text:list-item>
                    <text:p><text:span text:style-name="T9">Deque</text:span></text:p>
                    <text:list>
                      <text:list-item>
                        <text:p><text:span text:style-name="T9">Double Ended Queue – insertion and deletion are preformed at both ends</text:span></text:p>
                      </text:list-item>
                      <text:list-item>
                        <text:p><text:span text:style-name="T9">can be used as both a stack and a front 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ue</text:p>
          </draw:text-box>
        </draw:frame>
        <draw:frame presentation:style-name="pr4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Applications</text:span></text:p>
                    <text:list>
                      <text:list-item>
                        <text:p><text:span text:style-name="T9">Redo/Undo Applications</text:span></text:p>
                      </text:list-item>
                      <text:list-item>
                        <text:p><text:span text:style-name="T9">Palindrome Checker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riority Queue</text:span></text:p>
                <text:list>
                  <text:list-item>
                    <text:p><text:span text:style-name="T9">Element with highest priori88ty would come first in a priority queue</text:span></text:p>
                  </text:list-item>
                  <text:list-item>
                    <text:p><text:span text:style-name="T9">An element with the higher priority will be deleted before the deletion of the less priority</text:span></text:p>
                  </text:list-item>
                  <text:list-item>
                    <text:p><text:span text:style-name="T9">if two elements have the same priority they will be arranged to the FIFO principle</text:span></text:p>
                  </text:list-item>
                  <text:list-item>
                    <text:p><text:span text:style-name="T9">Two Types Ascending or Descending Priority Queue</text:span></text:p>
                  </text:list-item>
                  <text:list-item>
                    <text:p><text:span text:style-name="T9">Can be list, heap, binary search tree</text:span></text:p>
                  </text:list-item>
                  <text:list-item>
                    <text:p><text:span text:style-name="T9">Used in bandwidth management in networking and communication</text:span></text:p>
                  </text:list-item>
                </text:list>
              </text:list-item>
              <text:list-item>
                <text:p><text:span text:style-name="T9">Heap</text:span></text:p>
                <text:list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sh and Sort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ashTable – Are a fixed array</text:span></text:p>
                <text:list>
                  <text:list-item>
                    <text:p><text:span text:style-name="T1">collisions</text:span></text:p>
                    <text:list>
                      <text:list-item>
                        <text:p><text:span text:style-name="T1">Linear Probing – Add to the next empty cell in an array</text:span></text:p>
                      </text:list-item>
                      <text:list-item>
                        <text:p><text:span text:style-name="T1"><text:s/></text:span><text:span text:style-name="T1">Having a LinkList or New Hash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lgorithm</text:span></text:p>
                <text:list>
                  <text:list-item>
                    <text:p><text:span text:style-name="T1">May need extra space</text:span></text:p>
                    <text:list>
                      <text:list-item>
                        <text:p><text:span text:style-name="T1">In place sorting</text:span></text:p>
                      </text:list-item>
                      <text:list-item>
                        <text:p><text:span text:style-name="T1">Not in place sorting</text:span></text:p>
                      </text:list-item>
                    </text:list>
                  </text:list-item>
                  <text:list-item>
                    <text:p><text:span text:style-name="T1">Stable and Not Stable Storing</text:span></text:p>
                    <text:list>
                      <text:list-item>
                        <text:p><text:span text:style-name="T1">Does Stable and Unstable Sorting</text:span></text:p>
                      </text:list-item>
                      <text:list-item>
                        <text:p><text:span text:style-name="T1">Fixed in Java by its backend data structures</text:span></text:p>
                      </text:list-item>
                    </text:list>
                  </text:list-item>
                  <text:list-item>
                    <text:p><text:span text:style-name="T1">Bubble Sort , </text:span></text:p>
                  </text:list-item>
                  <text:list-item>
                    <text:p><text:span text:style-name="T1">Insertion <text:s/>– Keeps the list growing and sorts the list one element at a time. – Not good for largest sets the complexity is O(n^2)</text:span></text:p>
                  </text:list-item>
                  <text:list-item>
                    <text:p><text:span text:style-name="T1">Merge Sort O(log n) – Divide and conquer</text:span></text:p>
                  </text:list-item>
                  <text:list-item>
                    <text:p><text:span text:style-name="T1">Shell Sort Select the index from the left and right to sort then. <text:s/>Move widely spread good for medium based </text:span></text:p>
                  </text:list-item>
                  <text:list-item>
                    <text:p><text:span text:style-name="T1">Quick Sort – good for large data set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 Data Structr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Tree</text:span></text:p>
                <text:list>
                  <text:list-item>
                    <text:p><text:span text:style-name="T1">Transversal – In order ( ascending order) , <text:s/>pre order ( Visits the root, left, right sub tree) , post order left tree, right tree, root</text:span></text:p>
                  </text:list-item>
                  <text:list-item>
                    <text:p><text:span text:style-name="T1">A Tree is a recursive data structure </text:span></text:p>
                  </text:list-item>
                  <text:list-item>
                    <text:p><text:span text:style-name="T1">Type of Trees Data Structure</text:span></text:p>
                    <text:list>
                      <text:list-item>
                        <text:p><text:span text:style-name="T1">General Trees – A node can have 0 or more links to different nodes</text:span></text:p>
                      </text:list-item>
                      <text:list-item>
                        <text:p><text:span text:style-name="T1">Binary Tree</text:span></text:p>
                      </text:list-item>
                      <text:list-item>
                        <text:p><text:span text:style-name="T1">AVL Trees – Height balanced binary search tree</text:span></text:p>
                      </text:list-item>
                      <text:list-item>
                        <text:p><text:span text:style-name="T1">Btree </text:span></text:p>
                        <text:list>
                          <text:list-item>
                            <text:p><text:span text:style-name="T1">Used to provide fast access to actual data store on disk or databases</text:span></text:p>
                          </text:list-item>
                          <text:list-item>
                            <text:p><text:span text:style-name="T1">Properties</text:span></text:p>
                            <text:list>
                              <text:list-item>
                                <text:p><text:span text:style-name="T1">Every node in a B Tree must contain m children </text:span></text:p>
                              </text:list-item>
                              <text:list-item>
                                <text:p><text:span text:style-name="T1">The Root can contain m/2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raph 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raphs</text:span></text:p>
                <text:list>
                  <text:list-item>
                    <text:p><text:span text:style-name="T1">Complete Graph – Every node is connected with all other nodes</text:span></text:p>
                  </text:list-item>
                  <text:list-item>
                    <text:p><text:span text:style-name="T1">Type of Graphs undirected, Connected ( a path always exist to a vertex, Directed Graph )</text:span></text:p>
                  </text:list-item>
                  <text:list-item>
                    <text:p><text:span text:style-name="T1">Breadth First <text:s text:c="4"/>– Use Adjacency List</text:span></text:p>
                  </text:list-item>
                  <text:list-item>
                    <text:p><text:span text:style-name="T1">Depth First </text:span><text:span text:style-name="T1"><text:tab/></text:span><text:span text:style-name="T1">– Good for path finding, detecting a a cycle in path</text:span></text:p>
                  </text:list-item>
                  <text:list-item>
                    <text:p><text:span text:style-name="T1">Topological Sorting of a directed graph </text:span></text:p>
                    <text:list>
                      <text:list-item>
                        <text:p><text:span text:style-name="T1">The graph must be acyclic and each vertex must have no connection to a node farther in the list</text:span></text:p>
                      </text:list-item>
                      <text:list-item>
                        <text:p><text:span text:style-name="T1">Example Course Scheduling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raph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Spanning Tree</text:span></text:p>
                <text:list>
                  <text:list-item>
                    <text:p><text:span text:style-name="T1">A graph where all the vertices covers with minimum number of edges so no cycles and no disconnected nodes</text:span></text:p>
                  </text:list-item>
                  <text:list-item>
                    <text:p><text:span text:style-name="T1">Properties</text:span></text:p>
                    <text:list>
                      <text:list-item>
                        <text:p><text:span text:style-name="T1">A connected graph G can have more than one spanning tree</text:span></text:p>
                      </text:list-item>
                      <text:list-item>
                        <text:p><text:span text:style-name="T1">All possible spanning tree of graph G have same number of edges and vertices</text:span></text:p>
                      </text:list-item>
                      <text:list-item>
                        <text:p><text:span text:style-name="T1">spanning tree with n-1 edges where n number of nodes</text:span></text:p>
                      </text:list-item>
                    </text:list>
                  </text:list-item>
                  <text:list-item>
                    <text:p><text:span text:style-name="T1">Applications</text:span></text:p>
                    <text:list>
                      <text:list-item>
                        <text:p><text:span text:style-name="T1">Civil Network Planning</text:span><text:span text:style-name="T1"><text:tab/></text:span><text:span text:style-name="T1">Computer Network Routing Protocol Cluster Analysis</text:span></text:p>
                      </text:list-item>
                    </text:list>
                  </text:list-item>
                  <text:list-item>
                    <text:p><text:span text:style-name="T1">Minimum Spanning Tree – Minimum weight than all other spanning tree</text:span></text:p>
                  </text:list-item>
                  <text:list-item>
                    <text:p><text:span text:style-name="T1">Minimum Spanning Tree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ap Data Structures</text:p>
          </draw:text-box>
        </draw:frame>
        <draw:frame presentation:style-name="pr4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9">Heaps – A heap is a tree-based strucutre that forms a complete binary tree and satisfies the heap property</text:span></text:p>
                <text:list>
                  <text:list-item>
                    <text:p><text:span text:style-name="T9">min-heap</text:span><text:span text:style-name="T9"><text:tab/></text:span><text:span text:style-name="T9"><text:tab/></text:span><text:span text:style-name="T9">node is less then the children the values of the children</text:span></text:p>
                  </text:list-item>
                  <text:list-item>
                    <text:p><text:span text:style-name="T9">max-heap</text:span><text:span text:style-name="T9"><text:tab/></text:span><text:span text:style-name="T9"><text:tab/></text:span><text:span text:style-name="T9">node is greater than or equal to the values of the children</text:span></text:p>
                  </text:list-item>
                  <text:list-item>
                    <text:p><text:span text:style-name="T9">Applications</text:span></text:p>
                    <text:list>
                      <text:list-item>
                        <text:p><text:span text:style-name="T9">Dijkstra’s shortest path alogirhtm</text:span></text:p>
                      </text:list-item>
                      <text:list-item>
                        <text:p><text:span text:style-name="T9">Data compress techniques like huffman code</text:span></text:p>
                      </text:list-item>
                      <text:list-item>
                        <text:p><text:span text:style-name="T9">heap sort</text:span></text:p>
                      </text:list-item>
                      <text:list-item>
                        <text:p><text:span text:style-name="T9">OS : scheduling, load balancing and interupt hand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8-27T11:54:39.672013916</meta:creation-date>
    <dc:date>2021-09-22T22:10:46.586261138</dc:date>
    <meta:editing-duration>P5DT4H52M32S</meta:editing-duration>
    <meta:editing-cycles>4</meta:editing-cycles>
    <meta:generator>LibreOffice/6.3.4.2$MacOSX_X86_64 LibreOffice_project/60da17e045e08f1793c57c00ba83cdfce946d0aa</meta:generator>
    <meta:document-statistic meta:object-count="89"/>
  </office:meta>
</office:document-meta>
</file>